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ca4d0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fo:font-style="normal" officeooo:rsid="021ca4d0" style:font-style-asian="normal" style:font-style-complex="normal"/>
    </style:style>
    <style:style style:name="T61" style:family="text">
      <style:text-properties fo:font-style="normal" officeooo:rsid="021dc32c" style:font-style-asian="normal" style:font-style-complex="normal"/>
    </style:style>
    <style:style style:name="T62" style:family="text">
      <style:text-properties fo:font-style="normal" officeooo:rsid="021ec204" style:font-style-asian="normal" style:font-style-complex="normal"/>
    </style:style>
    <style:style style:name="T63" style:family="text">
      <style:text-properties fo:font-style="normal" officeooo:rsid="0220b083" style:font-style-asian="normal" style:font-style-complex="normal"/>
    </style:style>
    <style:style style:name="T64" style:family="text">
      <style:text-properties fo:font-style="normal" officeooo:rsid="0221be0b" style:font-style-asian="normal" style:font-style-complex="normal"/>
    </style:style>
    <style:style style:name="T65" style:family="text">
      <style:text-properties fo:font-style="normal" officeooo:rsid="0223963e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c4f176"/>
    </style:style>
    <style:style style:name="T71" style:family="text">
      <style:text-properties officeooo:rsid="03b4652d"/>
    </style:style>
    <style:style style:name="T72" style:family="text">
      <style:text-properties officeooo:rsid="04b50477"/>
    </style:style>
    <style:style style:name="T73" style:family="text">
      <style:text-properties officeooo:rsid="0473a949"/>
    </style:style>
    <style:style style:name="T74" style:family="text">
      <style:text-properties officeooo:rsid="0387836c"/>
    </style:style>
    <style:style style:name="T75" style:family="text">
      <style:text-properties officeooo:rsid="0003a8b9"/>
    </style:style>
    <style:style style:name="T76" style:family="text">
      <style:text-properties officeooo:rsid="01c8016c"/>
    </style:style>
    <style:style style:name="T77" style:family="text">
      <style:text-properties officeooo:rsid="03e46f2c"/>
    </style:style>
    <style:style style:name="T78" style:family="text">
      <style:text-properties officeooo:rsid="01d0de43"/>
    </style:style>
    <style:style style:name="T79" style:family="text">
      <style:text-properties officeooo:rsid="01dff054"/>
    </style:style>
    <style:style style:name="T80" style:family="text">
      <style:text-properties officeooo:rsid="01e16454"/>
    </style:style>
    <style:style style:name="T81" style:family="text">
      <style:text-properties officeooo:rsid="01e1b21f"/>
    </style:style>
    <style:style style:name="T82" style:family="text">
      <style:text-properties officeooo:rsid="01e9a00e"/>
    </style:style>
    <style:style style:name="T83" style:family="text">
      <style:text-properties officeooo:rsid="02039bd6"/>
    </style:style>
    <style:style style:name="T84" style:family="text">
      <style:text-properties officeooo:rsid="0208258d"/>
    </style:style>
    <style:style style:name="T85" style:family="text">
      <style:text-properties officeooo:rsid="0218b845"/>
    </style:style>
    <style:style style:name="T86" style:family="text">
      <style:text-properties officeooo:rsid="021dc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0">Esser-</text:span>Skala, 201<text:span text:style-name="T70">9</text:span></text:p>
      <text:p text:style-name="P12"/>
      <text:p text:style-name="P12"/>
      <text:p text:style-name="P9">© 201<text:span text:style-name="T70">9</text:span> by Wolfgang <text:span text:style-name="T70">Esser-</text:span>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8"/>
      <text:p text:style-name="P10">Music engraving by LilyPond 2.18.0 (http://www.lilypond.org).<text:span text:style-name="T67"><text:line-break/>Front matter</text:span> typeset with EB Garamond (http://www.georgduffner.at/ebgaramond).</text:p>
      <text:p text:style-name="P12"/>
      <text:p text:style-name="P7">First <text:span text:style-name="T70">version</text:span>, <text:span text:style-name="T76">October</text:span> 201<text:span text:style-name="T70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7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73"> </text:span>Mus.2<text:span text:style-name="T76">477</text:span>-<text:span text:style-name="T76">D</text:span>-<text:span text:style-name="T76">7a</text:span>)</text:p>
      <text:p text:style-name="P5"/>
      <text:p text:style-name="P2">In general, this edition closely follows the <text:span text:style-name="T74">manuscript</text:span>. Any changes <text:span text:style-name="T66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86">Jo, Joseph; Mm, Maria Magdalena; </text:span>Ms, manuscript; org, organ; <text:span text:style-name="T79">Pe, Petrus; r, rest; </text:span>vl, violin<text:span text:style-name="T79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60"><text:line-break/><text:tab/>4<text:tab/>vl 1, 2<text:tab/>2nd quarter in Ms: r32–f′32–g′32–a′32–bes′32–c′32–d′32–e′32</text:span><text:span text:style-name="T61"><text:line-break/><text:tab/>20<text:tab/>Jo<text:tab/>grace note missing in Ms</text:span><text:span text:style-name="T63"><text:line-break/><text:tab/>38<text:tab/>vla<text:tab/>5th eighth in Ms: d′8</text:span><text:span text:style-name="T65"><text:line-break/><text:tab/>45<text:tab/>vl 1, 2<text:tab/>1st quarter in Ms: f′8–e′8</text:span><text:span text:style-name="T64"><text:line-break/><text:tab/>52<text:tab/>vl 1, 2<text:tab/>1st half of bar in Ms: grace a′4–g′2</text:span><text:span text:style-name="T62"><text:line-break/><text:tab/>56<text:tab/>vl 2<text:tab/>1st quarter in Ms unison with vl 1</text:span><text:span text:style-name="T30"><text:line-break/></text:span><text:span text:style-name="T20"><text:line-break/></text:span><text:soft-page-break/><text:span text:style-name="T20"><text:line-break/><text:line-break/></text:span><text:span text:style-name="T7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71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7"><text:line-break/></text:span></text:p>
      <text:p text:style-name="P30">2<text:tab/><text:span text:style-name="T78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8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80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1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2"><text:line-break/><text:line-break/></text:span><text:span text:style-name="T4">M</text:span><text:span text:style-name="T5">. M.</text:span><text:span text:style-name="T82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2"><text:tab/>Mihi sit dolor maximus, infinitus, quale peccatum meum.<text:line-break/><text:tab/>Tu fortunata Dominum audivisti culpas tuas remittentem.<text:line-break/><text:line-break/></text:span><text:span text:style-name="T4">M. M.</text:span><text:span text:style-name="T82"><text:tab/>Oh dulce reministi!<text:line-break/><text:line-break/></text:span><text:span text:style-name="T4">Petrus</text:span><text:span text:style-name="T82"><text:tab/>Vade in pace, dixit benignus tibi.<text:line-break/><text:line-break/></text:span><text:span text:style-name="T4">M. M.</text:span><text:span text:style-name="T82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2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2"><text:tab/>Amarae lacrymae stillate.<text:line-break/></text:span><text:soft-page-break/><text:span text:style-name="T82"><text:line-break/></text:span><text:span text:style-name="T4">M. Salome</text:span><text:span text:style-name="T82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83"><text:tab/>Jesu, mea pax, mea vita, dulcis Redemptor meus.<text:line-break/><text:line-break/></text:span><text:span text:style-name="T7">Petrus</text:span><text:span text:style-name="T83"><text:tab/>Jesu, mea spes, mea vita, coelestis amor meus,</text:span></text:p>
      <text:p text:style-name="P40"><text:tab/><text:line-break/><text:span text:style-name="T9">both</text:span><text:tab/>peccando occidi te.<text:span text:style-name="T84"><text:line-break/><text:line-break/></text:span><text:span text:style-name="T8">Petrus</text:span><text:span text:style-name="T84"><text:tab/>Per me flagellis caesus,<text:line-break/><text:line-break/></text:span><text:span text:style-name="T8">M. M.</text:span><text:span text:style-name="T84"><text:tab/>spinis per me confixus,<text:line-break/><text:line-break/></text:span><text:span text:style-name="T9">both</text:span><text:span text:style-name="T84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5"><text:line-break/><text:line-break/></text:span><text:soft-page-break/><text:span text:style-name="T10">M. Jacobe</text:span><text:span text:style-name="T85"><text:tab/>Doloris nostri, o Joseph, veni, socium te praebe.<text:line-break/><text:line-break/></text:span><text:span text:style-name="T10">Joseph</text:span><text:span text:style-name="T85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2:57:44.966375705</dc:date>
    <dc:creator>Wolfgang Skala</dc:creator>
    <meta:editing-duration>P5DT13H1M5S</meta:editing-duration>
    <meta:editing-cycles>494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260" meta:character-count="7644" meta:non-whitespace-character-count="6249"/>
  </office:meta>
</office:document-meta>
</file>